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paragraph-properties fo:margin-top="0in" fo:margin-bottom="0in" style:contextual-spacing="false"/>
      <style:text-properties fo:background-color="#ffff00"/>
    </style:style>
    <style:style style:name="P3" style:family="paragraph" style:parent-style-name="Text_20_body" style:list-style-name="L1">
      <style:paragraph-properties fo:margin-left="0in" fo:margin-right="0in" fo:margin-top="0in" fo:margin-bottom="0in" style:contextual-spacing="false" fo:text-indent="0in" style:auto-text-indent="false"/>
      <style:text-properties fo:background-color="#ffff00"/>
    </style:style>
    <style:style style:name="P4" style:family="paragraph" style:parent-style-name="Text_20_body" style:list-style-name="L1">
      <style:paragraph-properties fo:margin-left="0in" fo:margin-right="0in" fo:margin-top="0in" fo:margin-bottom="0in" style:contextual-spacing="false" fo:text-indent="0in" style:auto-text-indent="false"/>
    </style:style>
    <style:style style:name="P5" style:family="paragraph" style:parent-style-name="Text_20_body" style:list-style-name="L1"/>
    <style:style style:name="P6" style:family="paragraph" style:parent-style-name="Heading_20_5">
      <style:paragraph-properties fo:margin-left="0in" fo:margin-right="0in" fo:text-indent="0in" style:auto-text-indent="false"/>
    </style:style>
    <style:style style:name="P7" style:family="paragraph" style:parent-style-name="Text_20_body" style:list-style-name="L2">
      <style:paragraph-properties fo:margin-top="0in" fo:margin-bottom="0in" style:contextual-spacing="false"/>
      <style:text-properties fo:background-color="#ffff00"/>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paragraph-properties fo:margin-top="0in" fo:margin-bottom="0in" style:contextual-spacing="false"/>
      <style:text-properties fo:background-color="#ffff00"/>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8"/>
    <style:style style:name="P23" style:family="paragraph" style:parent-style-name="Standard">
      <style:text-properties officeooo:rsid="00084f7b" officeooo:paragraph-rsid="00084f7b"/>
    </style:style>
    <style:style style:name="T1" style:family="text">
      <style:text-properties fo:background-color="#ffff00"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Use Cases :</text:h>
      <text:p text:style-name="Text_20_body"><text:bookmark text:name="yui_3_18_1_1_1762415114251_137"/>Liste des festivals </text:p>
      <text:list text:style-name="L1">
        <text:list-item>
          <text:list>
            <text:list-item>
              <text:p text:style-name="P1">affiche la liste des festivals sous forme de carte </text:p>
            </text:list-item>
            <text:list-item>
              <text:p text:style-name="P1">dans une carte doit figurer : </text:p>
              <text:list>
                <text:list-item>
                  <text:p text:style-name="P1">le nom du festival </text:p>
                </text:list-item>
                <text:list-item>
                  <text:p text:style-name="P1">le nombre total de tables disponibles (l'unité de mesure est la table, les m2 sont convertis en nombres de tables) </text:p>
                </text:list-item>
                <text:list-item>
                  <text:p text:style-name="P1">le nombre de tables disponibles par zone (différentes zones tarifaires existent) </text:p>
                </text:list-item>
              </text:list>
            </text:list-item>
            <text:list-item>
              <text:p text:style-name="P2">sélectionner le festival courant, c'est à dire celui qu'on va gérer - par défaut le dernier créé </text:p>
            </text:list-item>
            <text:list-item>
              <text:p text:style-name="P2">ajouter un nouveau festival </text:p>
            </text:list-item>
          </text:list>
        </text:list-item>
        <text:list-item>
          <text:p text:style-name="P2">Création d'un festival : </text:p>
          <text:list>
            <text:list-item>
              <text:p text:style-name="P3"><text:bookmark text:name="yui_3_18_1_1_1762415114251_156"/><text:bookmark text:name="yui_3_18_1_1_1762415114251_155"/>lui donner un nom (qui doit être unique) </text:p>
            </text:list-item>
            <text:list-item>
              <text:p text:style-name="P2">définir le nombre de zones tarifaires </text:p>
            </text:list-item>
            <text:list-item>
              <text:p text:style-name="P3"><text:bookmark text:name="yui_3_18_1_1_1762415114251_158"/>pour chaque zone, définir son nom, le nombre de tables, le prix d'une table et le prix au m2 (par défaut prix de la table / 4,5) </text:p>
            </text:list-item>
          </text:list>
        </text:list-item>
        <text:list-item>
          <text:p text:style-name="P1">Liste des éditeurs </text:p>
          <text:list>
            <text:list-item>
              <text:p text:style-name="P1">Afficher la liste des éditeurs </text:p>
            </text:list-item>
            <text:list-item>
              <text:p text:style-name="P1">Tri selon critères </text:p>
            </text:list-item>
            <text:list-item>
              <text:p text:style-name="P1"><text:span text:style-name="T1">Sélectionner un éditeur pour l'éditer</text:span> </text:p>
            </text:list-item>
            <text:list-item>
              <text:p text:style-name="P1"><text:span text:style-name="T1">Ajouter un éditeur à la liste</text:span> </text:p>
            </text:list-item>
          </text:list>
        </text:list-item>
        <text:list-item>
          <text:p text:style-name="P1"><text:span text:style-name="T1">Édition</text:span>/<text:span text:style-name="T1">Création d'un éditeur</text:span> : </text:p>
          <text:list>
            <text:list-item>
              <text:p text:style-name="P2">Nom de l'éditeur </text:p>
            </text:list-item>
            <text:list-item>
              <text:p text:style-name="P1"><text:span text:style-name="T1">Liste de ses contacts (possibilité d'en rajouter, d'en enlever)</text:span> </text:p>
            </text:list-item>
            <text:list-item>
              <text:p text:style-name="P1"><text:span text:style-name="T1">Liste de ses jeux</text:span> </text:p>
            </text:list-item>
            <text:list-item>
              <text:p text:style-name="P1"><text:span text:style-name="T1">Possibilité d'en rajouter, d'en enlever</text:span> </text:p>
            </text:list-item>
          </text:list>
        </text:list-item>
        <text:list-item>
          <text:p text:style-name="P1">Liste des jeux d'un éditeur : </text:p>
          <text:list>
            <text:list-item>
              <text:p text:style-name="P1">affichage de la liste - avec nom du jeu, type du jeu, age mini, age maxi </text:p>
            </text:list-item>
            <text:list-item>
              <text:p text:style-name="P1"><text:span text:style-name="T1">Ajout d'un jeu</text:span> </text:p>
            </text:list-item>
            <text:list-item>
              <text:p text:style-name="P1"><text:span text:style-name="T1">Suppression d'un jeu</text:span> </text:p>
            </text:list-item>
            <text:list-item>
              <text:p text:style-name="P1">Tri selon critères </text:p>
            </text:list-item>
          </text:list>
        </text:list-item>
        <text:list-item>
          <text:p text:style-name="P1">Liste des éditeurs + réservation sur le festival courant </text:p>
          <text:list>
            <text:list-item>
              <text:p text:style-name="P1">Afficher la liste des éditeurs en indiquant si ils ont été contacté avec dernière date de contact, si ils ont déjà réservé ou pas ou si ils ont répondu qu'ils ne viendraient pas </text:p>
            </text:list-item>
            <text:list-item>
              <text:p text:style-name="P1">Tri selon état de la réservation (selon le workflow) </text:p>
            </text:list-item>
            <text:list-item>
              <text:p text:style-name="P1">Sélectionner un éditeur pour Editer son état de réservation </text:p>
            </text:list-item>
            <text:list-item>
              <text:p text:style-name="P1">Cocher contacté (directement dans la liste) si il a été contacté et maj de la dernière date de contact </text:p>
            </text:list-item>
            <text:list-item>
              <text:p text:style-name="P1">Si déjà réservé : nbre de tables total et prix réservation </text:p>
            </text:list-item>
            <text:list-item>
              <text:p text:style-name="P1">Sélection d'un éditeur pour gérer la réservation </text:p>
            </text:list-item>
          </text:list>
        </text:list-item>
        <text:list-item>
          <text:p text:style-name="P1">Réservation et workflow </text:p>
          <text:list>
            <text:list-item>
              <text:p text:style-name="P1">Affichage de l'éditeur et de sa réservation </text:p>
            </text:list-item>
            <text:list-item>
              <text:p text:style-name="P1">Possibilité de créer/éditer sa réservation (voir Entités et fonctionnalités) </text:p>
            </text:list-item>
            <text:list-item>
              <text:p text:style-name="P1">Affichage du workflow de suivi (cf ci-dessous) </text:p>
            </text:list-item>
            <text:list-item>
              <text:p text:style-name="P1">Modification du workflow de suivi </text:p>
            </text:list-item>
          </text:list>
        </text:list-item>
        <text:list-item>
          <text:p text:style-name="P1"><text:soft-page-break/>Workflow de réservation </text:p>
          <text:list>
            <text:list-item>
              <text:p text:style-name="P4"><text:bookmark text:name="yui_3_18_1_1_1762415114251_153"/>Contact pris ou pas </text:p>
            </text:list-item>
            <text:list-item>
              <text:p text:style-name="P1">Dates des contacts (plusieurs relances possible) </text:p>
            </text:list-item>
            <text:list-item>
              <text:p text:style-name="P1">État du suivi : </text:p>
              <text:list>
                <text:list-item>
                  <text:p text:style-name="P4"><text:bookmark text:name="yui_3_18_1_1_1762415114251_152"/><text:bookmark text:name="yui_3_18_1_1_1762415114251_151"/>Pas encore de contact </text:p>
                </text:list-item>
                <text:list-item>
                  <text:p text:style-name="P1">Contact pris -&gt; liste des dates de contact </text:p>
                </text:list-item>
                <text:list-item>
                  <text:p text:style-name="P1">Discussion en cours (échange mais pas encore de décision finale) </text:p>
                </text:list-item>
                <text:list-item>
                  <text:p text:style-name="P1">Sera absent (ne souhaite pas venir) </text:p>
                </text:list-item>
                <text:list-item>
                  <text:p text:style-name="P1">Considéré absent (n'a pas répondu et on le place en position d'absent pour ne plus l'avoir dans la liste) </text:p>
                </text:list-item>
                <text:list-item>
                  <text:p text:style-name="P1">Présent (a fait sa réservation) </text:p>
                </text:list-item>
                <text:list-item>
                  <text:p text:style-name="P1">Facturé </text:p>
                </text:list-item>
                <text:list-item>
                  <text:p text:style-name="P1">Facture payée </text:p>
                </text:list-item>
              </text:list>
            </text:list-item>
            <text:list-item>
              <text:p text:style-name="P1">Info sur la réservation </text:p>
              <text:list>
                <text:list-item>
                  <text:p text:style-name="P1">Viendra présenter ses jeux / à nous de les présenter </text:p>
                </text:list-item>
                <text:list-item>
                  <text:p text:style-name="P1">Dans le cas où il viendra </text:p>
                  <text:list>
                    <text:list-item>
                      <text:p text:style-name="P1">Liste des jeux demandée (la date du festival approchant, on demande la liste des jeux qui seront présentés) </text:p>
                    </text:list-item>
                    <text:list-item>
                      <text:p text:style-name="P1">Liste des jeux obtenus </text:p>
                    </text:list-item>
                    <text:list-item>
                      <text:p text:style-name="P5">Jeux reçus </text:p>
                    </text:list-item>
                  </text:list>
                </text:list-item>
              </text:list>
            </text:list-item>
          </text:list>
        </text:list-item>
      </text:list>
      <text:h text:style-name="P6" text:outline-level="5"><text:bookmark text:name="yui_3_18_1_1_1762415114251_154"/>Entités et fonctionnalités</text:h>
      <text:h text:style-name="Heading_20_6" text:outline-level="6">Festival</text:h>
      <text:list text:style-name="L2">
        <text:list-item>
          <text:p text:style-name="P7">nom du festival (unique) </text:p>
        </text:list-item>
        <text:list-item>
          <text:p text:style-name="P7">nombre total de tables disponibles (l'unité de mesure est la table, les m2 sont convertis en nombres de tables) </text:p>
        </text:list-item>
        <text:list-item>
          <text:p text:style-name="P7">possède au moins une zone tarifaire </text:p>
        </text:list-item>
        <text:list-item>
          <text:p text:style-name="P8">liste des zones tarifaires </text:p>
        </text:list-item>
        <text:list-item>
          <text:p text:style-name="P8">ajouter une zone tarifaire </text:p>
        </text:list-item>
        <text:list-item>
          <text:p text:style-name="P9">en supprimer une si aucune réservation de tables dans cette zone tarifaire </text:p>
        </text:list-item>
      </text:list>
      <text:h text:style-name="Heading_20_6" text:outline-level="6">Zone tarifaire :</text:h>
      <text:list text:style-name="L3">
        <text:list-item>
          <text:p text:style-name="P10">une zone tarifaire est lié à un festival et ne sont pas partagées par les festivals </text:p>
        </text:list-item>
        <text:list-item>
          <text:p text:style-name="P10">nom de la zone tarifaire </text:p>
        </text:list-item>
        <text:list-item>
          <text:p text:style-name="P10">nombre de tables totales de cette zone </text:p>
        </text:list-item>
        <text:list-item>
          <text:p text:style-name="P10">nombre de tables restantes libre (suite à des réservations) </text:p>
        </text:list-item>
        <text:list-item>
          <text:p text:style-name="P10">prix de la table dans cette zone tarifaire </text:p>
        </text:list-item>
        <text:list-item>
          <text:p text:style-name="P10">prix du m2 dans cette zone tarifaire (par défaut prix de la table / 4) </text:p>
        </text:list-item>
        <text:list-item>
          <text:p text:style-name="P10">création/modification d'une zone </text:p>
        </text:list-item>
        <text:list-item>
          <text:p text:style-name="P10">suppression d'une zone si aucune réservation dans cette zone </text:p>
        </text:list-item>
        <text:list-item>
          <text:p text:style-name="P10">ajouter une réservation à une zone </text:p>
        </text:list-item>
        <text:list-item>
          <text:p text:style-name="P11">liste des zones tarifaires </text:p>
        </text:list-item>
      </text:list>
      <text:h text:style-name="Heading_20_6" text:outline-level="6">Zone du plan</text:h>
      <text:list text:style-name="L4">
        <text:list-item>
          <text:p text:style-name="P12">une zone du plan est lié à un festival, il y en a toujours au moins une </text:p>
        </text:list-item>
        <text:list-item>
          <text:p text:style-name="P12">nom de la zone </text:p>
        </text:list-item>
        <text:list-item>
          <text:p text:style-name="P12">un nombre de tables </text:p>
        </text:list-item>
        <text:list-item>
          <text:p text:style-name="P12"><text:soft-page-break/>la zone tarifaire liée à cette zone du plan </text:p>
        </text:list-item>
        <text:list-item>
          <text:p text:style-name="P13">liste des jeux de cette zone du plan </text:p>
        </text:list-item>
        <text:list-item>
          <text:p text:style-name="P14">liste des éditeurs présents dans cette zone du plan </text:p>
        </text:list-item>
      </text:list>
      <text:h text:style-name="Heading_20_6" text:outline-level="6">Éditeur :</text:h>
      <text:list text:style-name="L5">
        <text:list-item>
          <text:p text:style-name="P15">nom de l'éditeur </text:p>
        </text:list-item>
        <text:list-item>
          <text:p text:style-name="P15">liste des jeux de l'éditeur </text:p>
        </text:list-item>
        <text:list-item>
          <text:p text:style-name="P16">liste des contacts </text:p>
        </text:list-item>
      </text:list>
      <text:h text:style-name="Heading_20_6" text:outline-level="6">Jeux :</text:h>
      <text:list text:style-name="L6">
        <text:list-item>
          <text:p text:style-name="P17">Nom du jeu </text:p>
        </text:list-item>
        <text:list-item>
          <text:p text:style-name="P17">Auteurs/Autrice </text:p>
        </text:list-item>
        <text:list-item>
          <text:p text:style-name="P18">Editeur </text:p>
        </text:list-item>
      </text:list>
      <text:h text:style-name="Heading_20_6" text:outline-level="6">Jeux du festival : jeu qui a été ajouté à une réservation pour le festival courant</text:h>
      <text:list text:style-name="L7">
        <text:list-item>
          <text:p text:style-name="P19">liste des jeux du festival avec leur zone de plan </text:p>
        </text:list-item>
        <text:list-item>
          <text:p text:style-name="P20">différents tris de la liste (par nom, par auteur, par éditeur, par zone du plan) </text:p>
        </text:list-item>
      </text:list>
      <text:h text:style-name="Heading_20_6" text:outline-level="6">Réservation :</text:h>
      <text:list text:style-name="L8">
        <text:list-item>
          <text:p text:style-name="P21">un éditeur peut faire une réservation qui occupera un certain nombre de tables </text:p>
        </text:list-item>
        <text:list-item>
          <text:p text:style-name="P21">il va réservation un certains nombre de tables dans une ou plusieurs zone tarifaires </text:p>
        </text:list-item>
        <text:list-item>
          <text:p text:style-name="P21">Cela doit calculer le prix à payer </text:p>
        </text:list-item>
        <text:list-item>
          <text:p text:style-name="P21">Des remises (globales) peuvent être obtenues, soit en tables offertes, soit en somme d'argent. </text:p>
        </text:list-item>
        <text:list-item>
          <text:p text:style-name="P21">dans un 2ème temps, les organisateurs devront pouvoir rajouter les jeux liées à cette réservation en indiquant pour  chaque jeu, leur nombre et le nombre de tables allouées (2 petits jeux peuvent occuper 1 seule table) </text:p>
        </text:list-item>
        <text:list-item>
          <text:p text:style-name="P21">en même temps que le 2ème temps, ou plus tard dans un 3ème temps, on doit pouvoir indiquer dans quelle zone du plan seront situées chaque jeu - attention cela doit correspondre une des zones tarifaires de la réservation et ne pas dépasser le nombre de tables réservées, ni le nombre de tables possibles dans cette zone du plan </text:p>
        </text:list-item>
        <text:list-item>
          <text:p text:style-name="P22">on doit pouvoir modifier une réservation sur tous les aspects </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08:50:56.101199225</meta:creation-date>
    <dc:date>2025-11-06T09:30:21.345756329</dc:date>
    <meta:editing-duration>PT17M12S</meta:editing-duration>
    <meta:editing-cycles>1</meta:editing-cycles>
    <meta:document-statistic meta:table-count="0" meta:image-count="0" meta:object-count="0" meta:page-count="3" meta:paragraph-count="103" meta:word-count="945" meta:character-count="5043" meta:non-whitespace-character-count="4199"/>
    <meta:generator>LibreOffice/25.2.6.2$Linux_X86_64 LibreOffice_project/40d1a0e1d5bdf1afaeae24d9ece32bbb00fa66a4</meta:generator>
  </office:meta>
</office:document-meta>
</file>